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15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25.8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122.71pt"/>
    </style:style>
    <style:style style:name="ro1" style:family="table-row">
      <style:table-row-properties style:row-height="46.9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Spectral_Clustering_12</text:p>
          </table:table-cell>
          <table:table-cell office:value-type="string" calcext:value-type="string">
            <text:p>total_set_similairy</text:p>
          </table:table-cell>
          <table:table-cell office:value-type="string" calcext:value-type="string">
            <text:p>sentence-based</text:p>
          </table:table-cell>
          <table:table-cell office:value-type="string" calcext:value-type="string">
            <text:p>n100_de_v3</text:p>
          </table:table-cell>
          <table:table-cell office:value-type="string" calcext:value-type="string">
            <text:p>[ 1  0  1  7  0  6  1  7  7  8  1  7  7  1  2  8 11  2  7  3  3  3  0  0  8</text:p>
            <text:p>  2  2  2  2  2  5  5  3  8  0  2  1  1  1  3  1  2  2  0  2  3  3  3  1  1</text:p>
            <text:p>  8  7 11  2  4  9 10  1  2  7  6  2  3  6  2  3 11  8  9  4  6  9  2  5  5</text:p>
            <text:p>  8  2  7  7  5 11  7  7  0  8  4  8  8  1  1  7  2  7  7  8  0  0  7  8  1]</text:p>
          </table:table-cell>
          <table:table-cell office:value-type="float" office:value="12" calcext:value-type="float">
            <text:p>12</text:p>
          </table:table-cell>
          <table:table-cell office:value-type="float" office:value="34.8855270850248" calcext:value-type="float">
            <text:p>34.88552708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KMeans_12</text:p>
          </table:table-cell>
          <table:table-cell office:value-type="string" calcext:value-type="string">
            <text:p>vec_similairy</text:p>
          </table:table-cell>
          <table:table-cell office:value-type="string" calcext:value-type="string">
            <text:p>sentence-based</text:p>
          </table:table-cell>
          <table:table-cell office:value-type="string" calcext:value-type="string">
            <text:p>n100_de_v3</text:p>
          </table:table-cell>
          <table:table-cell office:value-type="string" calcext:value-type="string">
            <text:p>[ 2  5 10  7  9  3  2  9  4  2 10  9  2 10 10  4  9 10  9  2  7 10  7  2  4</text:p>
            <text:p> 10  4  2  2 10  0  0  2  2  5  4 10  2 10 10 10  4  4 11  4  4  5  7  4 10</text:p>
            <text:p>  7  5  7 10 11  1  1  4 10  2  5 10  7  6  2  7  0  4  1 11  8  1  4  0  0</text:p>
            <text:p>  4  9  2  7  3  7  4 10  6  4 11  7  4 10 10 10 10  9 10 10  4  7  9 10 10]</text:p>
          </table:table-cell>
          <table:table-cell office:value-type="float" office:value="12" calcext:value-type="float">
            <text:p>12</text:p>
          </table:table-cell>
          <table:table-cell office:value-type="float" office:value="37.72267222772" calcext:value-type="float">
            <text:p>37.7226722277</text:p>
          </table:table-cell>
          <table:table-cell office:value-type="float" office:value="0.57" calcext:value-type="float">
            <text:p>0.57</text:p>
          </table:table-cell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string" calcext:value-type="string">
            <text:p>louvain</text:p>
          </table:table-cell>
          <table:table-cell office:value-type="string" calcext:value-type="string">
            <text:p>num_word_similarity</text:p>
          </table:table-cell>
          <table:table-cell office:value-type="string" calcext:value-type="string">
            <text:p>sentence-based</text:p>
          </table:table-cell>
          <table:table-cell office:value-type="string" calcext:value-type="string">
            <text:p>n100_dn_v3</text:p>
          </table:table-cell>
          <table:table-cell office:value-type="string" calcext:value-type="string">
            <text:p>[0, 0, 1, 0, 2, 0, 2, 3, 3, 3, 4, 0, 2, 5, 4, 1, 2, 6, 6, 1, 5, 0, 1, 3, 6, 0, 3, 0, 0, 5, 5, 7, 5, 4, 2, 1, 1, 4, 1, 2, 8, 8, 1, 8, 9, 8, 8, 9, 8, 8, 0, 8, 10, 4, 4, 1, 2, 3, 3, 5, 5, 6, 5, 5, 5, 5, 1, 5, 5, 5, 5, 5, 5, 8, 2, 2, 8, 5, 0, 7, 11, 10, 1, 1, 8, 9, 11, 5, 6, 6, 0, 8, 0, 1, 0, 3, 3, 0, 8, 3]</text:p>
          </table:table-cell>
          <table:table-cell office:value-type="float" office:value="12" calcext:value-type="float">
            <text:p>12</text:p>
          </table:table-cell>
          <table:table-cell office:value-type="float" office:value="36.4828726939094" calcext:value-type="float">
            <text:p>36.4828726939</text:p>
          </table:table-cell>
          <table:table-cell office:value-type="float" office:value="0.55" calcext:value-type="float">
            <text:p>0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04:29:20.449027485</meta:creation-date>
    <dc:date>2017-04-05T04:29:35.543290888</dc:date>
    <meta:editing-duration>PT15S</meta:editing-duration>
    <meta:editing-cycles>1</meta:editing-cycles>
    <meta:document-statistic meta:table-count="1" meta:cell-count="27" meta:object-count="0"/>
    <meta:generator>LibreOffice/5.1.6.2$Linux_X86_64 LibreOffice_project/10m0$Build-2</meta:generator>
  </office:meta>
</office:document-meta>
</file>